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589" officeooo:paragraph-rsid="001f7589"/>
    </style:style>
    <style:style style:name="P2" style:family="paragraph" style:parent-style-name="Standard">
      <style:text-properties officeooo:rsid="001f7589" officeooo:paragraph-rsid="00226bcd"/>
    </style:style>
    <style:style style:name="P3" style:family="paragraph" style:parent-style-name="Standard">
      <style:text-properties officeooo:rsid="002147ea" officeooo:paragraph-rsid="002147ea"/>
    </style:style>
    <style:style style:name="P4" style:family="paragraph" style:parent-style-name="Standard">
      <style:text-properties officeooo:rsid="002147ea" officeooo:paragraph-rsid="00226bcd"/>
    </style:style>
    <style:style style:name="P5" style:family="paragraph" style:parent-style-name="Standard">
      <style:text-properties officeooo:rsid="00226bcd" officeooo:paragraph-rsid="00226bcd"/>
    </style:style>
    <style:style style:name="P6" style:family="paragraph" style:parent-style-name="Standard">
      <style:text-properties officeooo:rsid="002147ea" officeooo:paragraph-rsid="00226bcd"/>
    </style:style>
    <style:style style:name="T1" style:family="text">
      <style:text-properties officeooo:rsid="002147ea"/>
    </style:style>
    <style:style style:name="T2" style:family="text">
      <style:text-properties officeooo:rsid="00226bcd"/>
    </style:style>
    <style:style style:name="T3" style:family="text">
      <style:text-properties officeooo:rsid="00247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 : <text:span text:style-name="T3">Préparation de l’achat d’un cheval</text:span></text:p>
      <text:p text:style-name="P1">Acteurs : <text:tab/><text:span text:style-name="T1">Acheteur</text:span></text:p>
      <text:p text:style-name="P1"><text:tab/><text:tab/><text:span text:style-name="T1">Haras nationaux </text:span><text:span text:style-name="T3">(Acteur secondaire)</text:span></text:p>
      <text:p text:style-name="P1">Pré-condtitions (Lancement du cas d’utilisation) : <text:span text:style-name="T1">Un cheval est identifié pour l’achat.</text:span></text:p>
      <text:p text:style-name="P1">Scénario Principal (nominal….)</text:p>
      <text:p text:style-name="P1"><text:tab/>S1 <text:span text:style-name="T1">Vérifier le carnet vaccination</text:span></text:p>
      <text:p text:style-name="P5"><text:tab/>« Extension 1 Besoin des origines »</text:p>
      <text:p text:style-name="P3"><text:tab/><text:tab/>S<text:span text:style-name="T2">3a</text:span> Vérifier la filiation du cheval.</text:p>
      <text:p text:style-name="P5"><text:tab/>« Extension 2 Robe particulière »</text:p>
      <text:p text:style-name="P3"><text:tab/><text:tab/>S<text:span text:style-name="T2">4a</text:span> Vérifier La robe du cheval</text:p>
      <text:p text:style-name="P5"><text:tab/>« Extension 3 emploi type du cheval »</text:p>
      <text:p text:style-name="P3"><text:tab/><text:tab/>S<text:span text:style-name="T2">5a</text:span> Tester le caractère du cheval</text:p>
      <text:p text:style-name="P3"/>
      <text:p text:style-name="P5">Scénario Alternatif : « L’achat concerne une jument. »</text:p>
      <text:p text:style-name="P4"><text:tab/>S2.1 Vérifier si la jument est <text:span text:style-name="T2">gestante</text:span></text:p>
      <text:p text:style-name="P2"><text:tab/>S<text:span text:style-name="T1">2.2 Vérifier si la jument est allaitante</text:span></text:p>
      <text:p text:style-name="P1"/>
      <text:p text:style-name="P2">Post conditions (Etat dans le système après l’exécution du cas d’utilisation) </text:p>
      <text:p text:style-name="P4"><text:tab/>Les éléments de prise de concrétisation de l’achat sont établ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6:30:08.698000000</meta:creation-date>
    <dc:date>2023-07-18T10:18:38.328000000</dc:date>
    <meta:editing-duration>PT1H6M34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7" meta:word-count="118" meta:character-count="754" meta:non-whitespace-character-count="636"/>
  </office:meta>
</office:document-meta>
</file>